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L</text:p>
      <text:p text:style-name="Normal">RU</text:p>
      <text:p text:style-name="Normal">Natalya Novak</text:p>
      <text:p text:style-name="Normal">Over mij</text:p>
      <text:p text:style-name="Normal">Praktisch</text:p>
      <text:p text:style-name="Normal">Contact</text:p>
      <text:p text:style-name="Normal">Over mij</text:p>
      <text:p text:style-name="Normal"/>
      <text:p text:style-name="Normal"/>
      <text:p text:style-name="Normal">Mijn naam is Natalya Novak. Ik ben voltijds beëdigd vertaler-tolk (wat is dit?) Nederlands–Russisch. Dankzij mijn diploma bestuurswetenschappen heb ik een goede kennis van de correcte juridische terminologie. Bovendien heb ik het certificaat van gerechtsvertaler en -tolk, waardoor documenten hun juridische waarde behouden. Door het beroepsgeheim blijft de inhoud van uw documenten beschermd.</text:p>
      <text:p text:style-name="Normal"/>
      <text:p text:style-name="Normal">Enkele weetjes over mijn achtergrond:</text:p>
      <text:p text:style-name="Normal"/>
      <text:p text:style-name="Normal">ik ben Russische van geboorte</text:p>
      <text:p text:style-name="Normal">ik studeer, woon en werk in België sinds 1999</text:p>
      <text:p text:style-name="Normal">ik ben perfect 3-talig</text:p>
      <text:p text:style-name="Normal">ik volg regelmatig diverse studies en bijscholingen om mee te blijven met de actuele terminologie</text:p>
      <text:p text:style-name="Normal">Ik werk vlot met moderne media (Skype, WhatsApp, Viber...); tolken en vertalingen kunnen dus ook op afstand. Ik ben makkelijk bereikbaar (contactpagina), voor dringende opdrachten ook 's nachts op het nummer 0032 123 45 67 89.</text:p>
      <text:p text:style-name="Normal"/>
      <text:p text:style-name="Normal">Voordelen</text:p>
      <text:p text:style-name="Normal">Communicatie, betrouwbaarheid en transparantie zijn belangrijk. Daarom bied ik deze vier garanties:</text:p>
      <text:p text:style-name="Normal"/>
      <text:p text:style-name="Normal">documenten voor 18u binnen, volgende dag vertaald</text:p>
      <text:p text:style-name="Normal">beschikbaar 24/24, 7/7</text:p>
      <text:p text:style-name="Normal">teksten kunnen per mail of per post aangeleverd worden</text:p>
      <text:p text:style-name="Normal">vaste prijs: 40€ per uur</text:p>
      <text:soft-page-break/>
      <text:p text:style-name="Normal">Wat zeggen anderen?</text:p>
      <text:p text:style-name="Normal">Mylene Wouters:</text:p>
      <text:p text:style-name="Normal"/>
      <text:p text:style-name="Normal">"Ik ben 100 procent content. Super professioneel, snelle vertaling, en de prijs is echt goedkoop."</text:p>
      <text:p text:style-name="Normal">Dmitry Sokolov:</text:p>
      <text:p text:style-name="Normal"/>
      <text:p text:style-name="Normal">"Спасибо за хороший и быстрый перевод! Всем советую!"</text:p>
      <text:p text:style-name="Normal">Let op!</text:p>
      <text:p text:style-name="Normal">Voor vertalingen van documenten die in het buitenland geldig moeten zijn, is soms een apostillestempel vereist. Het wordt geplaatst in het land dat het document uitgeeft.</text:p>
      <text:p text:style-name="Normal"/>
      <text:p text:style-name="Normal"><text:s text:c="4"/></text:p>
      <text:p text:style-name="Normal">voorbeelden van apostilles</text:p>
      <text:p text:style-name="Normal">Contacteer mij!</text:p>
      <text:p text:style-name="Normal">tel</text:p>
      <text:p text:style-name="Normal">0032 123 45 67 89</text:p>
      <text:p text:style-name="Normal">email</text:p>
      <text:p text:style-name="Normal">0032 123 45 67 89</text:p>
      <text:p text:style-name="Normal">adres</text:p>
      <text:p text:style-name="Normal">Mosterdstraat 117</text:p>
      <text:p text:style-name="Normal">2100 Antwerpen (België)</text:p>
      <text:p text:style-name="Normal">ga naar contactpagina →</text:p>
      <text:p text:style-name="Normal"/>
      <text:p text:style-name="Normal">©2018, Natalya Nova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lain Ishimwe</meta:initial-creator>
    <dc:creator>hervé gille</dc:creator>
    <meta:creation-date>2018-10-13T10:15:00Z</meta:creation-date>
    <dc:date>2018-10-13T10:30:00Z</dc:date>
    <meta:template xlink:href="Normal" xlink:type="simple"/>
    <meta:editing-cycles>1</meta:editing-cycles>
    <meta:editing-duration>PT0S</meta:editing-duration>
    <meta:document-statistic meta:page-count="2" meta:paragraph-count="3" meta:word-count="262" meta:character-count="1753" meta:row-count="12" meta:non-whitespace-character-count="1494"/>
  </office:meta>
</office:document-meta>
</file>